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2cm" svg:stroke-color="#168253" draw:marker-start-width="0.5cm" draw:marker-end-width="0.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225cm" fo:padding-bottom="0.225cm" fo:padding-left="0.35cm" fo:padding-right="0.35cm" loext:decorative="false"/>
    </style:style>
    <style:style style:name="gr3" style:family="graphic" style:parent-style-name="objectwithoutfill">
      <style:graphic-properties svg:stroke-width="0.2cm" svg:stroke-color="#168253" draw:marker-start-width="0.5cm" draw:marker-end-width="0.5cm" draw:fill="none" draw:textarea-vertical-align="middle" fo:padding-top="-0.025cm" fo:padding-bottom="-0.025cm" fo:padding-left="0.1cm" fo:padding-right="0.1cm" loext:decorative="false"/>
    </style:style>
    <style:style style:name="gr4" style:family="graphic" style:parent-style-name="standard">
      <style:graphic-properties svg:stroke-width="0.2cm" svg:stroke-color="#168253" draw:marker-start-width="0.5cm" draw:marker-end-width="0.5cm" draw:fill="solid" draw:fill-color="#dee6ef" draw:textarea-horizontal-align="justify" draw:textarea-vertical-align="middle" draw:auto-grow-height="false" fo:min-height="0.706cm" fo:min-width="0.457cm" fo:padding-top="-0.025cm" fo:padding-bottom="-0.025cm" fo:padding-left="0.1cm" fo:padding-right="0.1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g draw:style-name="gr1">
            <draw:polygon draw:style-name="gr2" draw:text-style-name="P1" draw:layer="layout" svg:width="4.129cm" svg:height="5.999cm" svg:x="2cm" svg:y="5cm" svg:viewBox="0 0 4130 6000" draw:points="0,6000 0,0 4130,0 4130,6000">
              <text:p/>
            </draw:polygon>
            <draw:line draw:style-name="gr3" draw:text-style-name="P2" draw:layer="layout" svg:x1="4.065cm" svg:y1="6.125cm" svg:x2="5.379cm" svg:y2="6.125cm">
              <text:p/>
            </draw:line>
            <draw:line draw:style-name="gr3" draw:text-style-name="P2" draw:layer="layout" svg:x1="2.751cm" svg:y1="6.875cm" svg:x2="5.379cm" svg:y2="6.875cm">
              <text:p/>
            </draw:line>
            <draw:line draw:style-name="gr3" draw:text-style-name="P2" draw:layer="layout" svg:x1="2.751cm" svg:y1="7.625cm" svg:x2="5.379cm" svg:y2="7.625cm">
              <text:p/>
            </draw:line>
            <draw:line draw:style-name="gr3" draw:text-style-name="P2" draw:layer="layout" svg:x1="2.751cm" svg:y1="8.375cm" svg:x2="5.379cm" svg:y2="8.375cm">
              <text:p/>
            </draw:line>
            <draw:line draw:style-name="gr3" draw:text-style-name="P2" draw:layer="layout" svg:x1="2.751cm" svg:y1="9.125cm" svg:x2="5.379cm" svg:y2="9.125cm">
              <text:p/>
            </draw:line>
            <draw:line draw:style-name="gr3" draw:text-style-name="P2" draw:layer="layout" svg:x1="2.751cm" svg:y1="9.875cm" svg:x2="5.379cm" svg:y2="9.875cm">
              <text:p/>
            </draw:line>
            <draw:custom-shape draw:style-name="gr4" draw:text-style-name="P1" draw:layer="layout" svg:width="0.657cm" svg:height="0.656cm" svg:x="2.939cm" svg:y="5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2.3cm" svg:y="5.3cm" svg:viewBox="0 0 4130 6000" draw:points="0,6000 0,0 4130,0 4130,6000">
              <text:p/>
            </draw:polygon>
            <draw:line draw:style-name="gr3" draw:text-style-name="P2" draw:layer="layout" svg:x1="4.365cm" svg:y1="6.425cm" svg:x2="5.679cm" svg:y2="6.425cm">
              <text:p/>
            </draw:line>
            <draw:line draw:style-name="gr3" draw:text-style-name="P2" draw:layer="layout" svg:x1="3.051cm" svg:y1="7.175cm" svg:x2="5.679cm" svg:y2="7.175cm">
              <text:p/>
            </draw:line>
            <draw:line draw:style-name="gr3" draw:text-style-name="P2" draw:layer="layout" svg:x1="3.051cm" svg:y1="7.925cm" svg:x2="5.679cm" svg:y2="7.925cm">
              <text:p/>
            </draw:line>
            <draw:line draw:style-name="gr3" draw:text-style-name="P2" draw:layer="layout" svg:x1="3.051cm" svg:y1="8.675cm" svg:x2="5.679cm" svg:y2="8.675cm">
              <text:p/>
            </draw:line>
            <draw:line draw:style-name="gr3" draw:text-style-name="P2" draw:layer="layout" svg:x1="3.051cm" svg:y1="9.425cm" svg:x2="5.679cm" svg:y2="9.425cm">
              <text:p/>
            </draw:line>
            <draw:line draw:style-name="gr3" draw:text-style-name="P2" draw:layer="layout" svg:x1="3.051cm" svg:y1="10.175cm" svg:x2="5.679cm" svg:y2="10.175cm">
              <text:p/>
            </draw:line>
            <draw:custom-shape draw:style-name="gr4" draw:text-style-name="P1" draw:layer="layout" svg:width="0.657cm" svg:height="0.656cm" svg:x="3.239cm" svg:y="6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2.6cm" svg:y="5.6cm" svg:viewBox="0 0 4130 6000" draw:points="0,6000 0,0 4130,0 4130,6000">
              <text:p/>
            </draw:polygon>
            <draw:line draw:style-name="gr3" draw:text-style-name="P2" draw:layer="layout" svg:x1="4.665cm" svg:y1="6.725cm" svg:x2="5.979cm" svg:y2="6.725cm">
              <text:p/>
            </draw:line>
            <draw:line draw:style-name="gr3" draw:text-style-name="P2" draw:layer="layout" svg:x1="3.351cm" svg:y1="7.475cm" svg:x2="5.979cm" svg:y2="7.475cm">
              <text:p/>
            </draw:line>
            <draw:line draw:style-name="gr3" draw:text-style-name="P2" draw:layer="layout" svg:x1="3.351cm" svg:y1="8.225cm" svg:x2="5.979cm" svg:y2="8.225cm">
              <text:p/>
            </draw:line>
            <draw:line draw:style-name="gr3" draw:text-style-name="P2" draw:layer="layout" svg:x1="3.351cm" svg:y1="8.975cm" svg:x2="5.979cm" svg:y2="8.975cm">
              <text:p/>
            </draw:line>
            <draw:line draw:style-name="gr3" draw:text-style-name="P2" draw:layer="layout" svg:x1="3.351cm" svg:y1="9.725cm" svg:x2="5.979cm" svg:y2="9.725cm">
              <text:p/>
            </draw:line>
            <draw:line draw:style-name="gr3" draw:text-style-name="P2" draw:layer="layout" svg:x1="3.351cm" svg:y1="10.475cm" svg:x2="5.979cm" svg:y2="10.475cm">
              <text:p/>
            </draw:line>
            <draw:custom-shape draw:style-name="gr4" draw:text-style-name="P1" draw:layer="layout" svg:width="0.657cm" svg:height="0.656cm" svg:x="3.539cm" svg:y="6.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2.9cm" svg:y="5.9cm" svg:viewBox="0 0 4130 6000" draw:points="0,6000 0,0 4130,0 4130,6000">
              <text:p/>
            </draw:polygon>
            <draw:line draw:style-name="gr3" draw:text-style-name="P2" draw:layer="layout" svg:x1="4.965cm" svg:y1="7.025cm" svg:x2="6.279cm" svg:y2="7.025cm">
              <text:p/>
            </draw:line>
            <draw:line draw:style-name="gr3" draw:text-style-name="P2" draw:layer="layout" svg:x1="3.651cm" svg:y1="7.775cm" svg:x2="6.279cm" svg:y2="7.775cm">
              <text:p/>
            </draw:line>
            <draw:line draw:style-name="gr3" draw:text-style-name="P2" draw:layer="layout" svg:x1="3.651cm" svg:y1="8.525cm" svg:x2="6.279cm" svg:y2="8.525cm">
              <text:p/>
            </draw:line>
            <draw:line draw:style-name="gr3" draw:text-style-name="P2" draw:layer="layout" svg:x1="3.651cm" svg:y1="9.275cm" svg:x2="6.279cm" svg:y2="9.275cm">
              <text:p/>
            </draw:line>
            <draw:line draw:style-name="gr3" draw:text-style-name="P2" draw:layer="layout" svg:x1="3.651cm" svg:y1="10.025cm" svg:x2="6.279cm" svg:y2="10.025cm">
              <text:p/>
            </draw:line>
            <draw:line draw:style-name="gr3" draw:text-style-name="P2" draw:layer="layout" svg:x1="3.651cm" svg:y1="10.775cm" svg:x2="6.279cm" svg:y2="10.775cm">
              <text:p/>
            </draw:line>
            <draw:custom-shape draw:style-name="gr4" draw:text-style-name="P1" draw:layer="layout" svg:width="0.657cm" svg:height="0.656cm" svg:x="3.839cm" svg:y="6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3.2cm" svg:y="6.2cm" svg:viewBox="0 0 4130 6000" draw:points="0,6000 0,0 4130,0 4130,6000">
              <text:p/>
            </draw:polygon>
            <draw:line draw:style-name="gr3" draw:text-style-name="P2" draw:layer="layout" svg:x1="5.265cm" svg:y1="7.325cm" svg:x2="6.579cm" svg:y2="7.325cm">
              <text:p/>
            </draw:line>
            <draw:line draw:style-name="gr3" draw:text-style-name="P2" draw:layer="layout" svg:x1="3.951cm" svg:y1="8.075cm" svg:x2="6.579cm" svg:y2="8.075cm">
              <text:p/>
            </draw:line>
            <draw:line draw:style-name="gr3" draw:text-style-name="P2" draw:layer="layout" svg:x1="3.951cm" svg:y1="8.825cm" svg:x2="6.579cm" svg:y2="8.825cm">
              <text:p/>
            </draw:line>
            <draw:line draw:style-name="gr3" draw:text-style-name="P2" draw:layer="layout" svg:x1="3.951cm" svg:y1="9.575cm" svg:x2="6.579cm" svg:y2="9.575cm">
              <text:p/>
            </draw:line>
            <draw:line draw:style-name="gr3" draw:text-style-name="P2" draw:layer="layout" svg:x1="3.951cm" svg:y1="10.325cm" svg:x2="6.579cm" svg:y2="10.325cm">
              <text:p/>
            </draw:line>
            <draw:line draw:style-name="gr3" draw:text-style-name="P2" draw:layer="layout" svg:x1="3.951cm" svg:y1="11.075cm" svg:x2="6.579cm" svg:y2="11.075cm">
              <text:p/>
            </draw:line>
            <draw:custom-shape draw:style-name="gr4" draw:text-style-name="P1" draw:layer="layout" svg:width="0.657cm" svg:height="0.656cm" svg:x="4.139cm" svg:y="6.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3.5cm" svg:y="6.5cm" svg:viewBox="0 0 4130 6000" draw:points="0,6000 0,0 4130,0 4130,6000">
              <text:p/>
            </draw:polygon>
            <draw:line draw:style-name="gr3" draw:text-style-name="P2" draw:layer="layout" svg:x1="5.565cm" svg:y1="7.625cm" svg:x2="6.879cm" svg:y2="7.625cm">
              <text:p/>
            </draw:line>
            <draw:line draw:style-name="gr3" draw:text-style-name="P2" draw:layer="layout" svg:x1="4.251cm" svg:y1="8.375cm" svg:x2="6.879cm" svg:y2="8.375cm">
              <text:p/>
            </draw:line>
            <draw:line draw:style-name="gr3" draw:text-style-name="P2" draw:layer="layout" svg:x1="4.251cm" svg:y1="9.125cm" svg:x2="6.879cm" svg:y2="9.125cm">
              <text:p/>
            </draw:line>
            <draw:line draw:style-name="gr3" draw:text-style-name="P2" draw:layer="layout" svg:x1="4.251cm" svg:y1="9.875cm" svg:x2="6.879cm" svg:y2="9.875cm">
              <text:p/>
            </draw:line>
            <draw:line draw:style-name="gr3" draw:text-style-name="P2" draw:layer="layout" svg:x1="4.251cm" svg:y1="10.625cm" svg:x2="6.879cm" svg:y2="10.625cm">
              <text:p/>
            </draw:line>
            <draw:line draw:style-name="gr3" draw:text-style-name="P2" draw:layer="layout" svg:x1="4.251cm" svg:y1="11.375cm" svg:x2="6.879cm" svg:y2="11.375cm">
              <text:p/>
            </draw:line>
            <draw:custom-shape draw:style-name="gr4" draw:text-style-name="P1" draw:layer="layout" svg:width="0.657cm" svg:height="0.656cm" svg:x="4.439cm" svg:y="7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3.8cm" svg:y="6.8cm" svg:viewBox="0 0 4130 6000" draw:points="0,6000 0,0 4130,0 4130,6000">
              <text:p/>
            </draw:polygon>
            <draw:line draw:style-name="gr3" draw:text-style-name="P2" draw:layer="layout" svg:x1="5.865cm" svg:y1="7.925cm" svg:x2="7.179cm" svg:y2="7.925cm">
              <text:p/>
            </draw:line>
            <draw:line draw:style-name="gr3" draw:text-style-name="P2" draw:layer="layout" svg:x1="4.551cm" svg:y1="8.675cm" svg:x2="7.179cm" svg:y2="8.675cm">
              <text:p/>
            </draw:line>
            <draw:line draw:style-name="gr3" draw:text-style-name="P2" draw:layer="layout" svg:x1="4.551cm" svg:y1="9.425cm" svg:x2="7.179cm" svg:y2="9.425cm">
              <text:p/>
            </draw:line>
            <draw:line draw:style-name="gr3" draw:text-style-name="P2" draw:layer="layout" svg:x1="4.551cm" svg:y1="10.175cm" svg:x2="7.179cm" svg:y2="10.175cm">
              <text:p/>
            </draw:line>
            <draw:line draw:style-name="gr3" draw:text-style-name="P2" draw:layer="layout" svg:x1="4.551cm" svg:y1="10.925cm" svg:x2="7.179cm" svg:y2="10.925cm">
              <text:p/>
            </draw:line>
            <draw:line draw:style-name="gr3" draw:text-style-name="P2" draw:layer="layout" svg:x1="4.551cm" svg:y1="11.675cm" svg:x2="7.179cm" svg:y2="11.675cm">
              <text:p/>
            </draw:line>
            <draw:custom-shape draw:style-name="gr4" draw:text-style-name="P1" draw:layer="layout" svg:width="0.657cm" svg:height="0.656cm" svg:x="4.739cm" svg:y="7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4.1cm" svg:y="7.1cm" svg:viewBox="0 0 4130 6000" draw:points="0,6000 0,0 4130,0 4130,6000">
              <text:p/>
            </draw:polygon>
            <draw:line draw:style-name="gr3" draw:text-style-name="P2" draw:layer="layout" svg:x1="6.165cm" svg:y1="8.225cm" svg:x2="7.479cm" svg:y2="8.225cm">
              <text:p/>
            </draw:line>
            <draw:line draw:style-name="gr3" draw:text-style-name="P2" draw:layer="layout" svg:x1="4.851cm" svg:y1="8.975cm" svg:x2="7.479cm" svg:y2="8.975cm">
              <text:p/>
            </draw:line>
            <draw:line draw:style-name="gr3" draw:text-style-name="P2" draw:layer="layout" svg:x1="4.851cm" svg:y1="9.725cm" svg:x2="7.479cm" svg:y2="9.725cm">
              <text:p/>
            </draw:line>
            <draw:line draw:style-name="gr3" draw:text-style-name="P2" draw:layer="layout" svg:x1="4.851cm" svg:y1="10.475cm" svg:x2="7.479cm" svg:y2="10.475cm">
              <text:p/>
            </draw:line>
            <draw:line draw:style-name="gr3" draw:text-style-name="P2" draw:layer="layout" svg:x1="4.851cm" svg:y1="11.225cm" svg:x2="7.479cm" svg:y2="11.225cm">
              <text:p/>
            </draw:line>
            <draw:line draw:style-name="gr3" draw:text-style-name="P2" draw:layer="layout" svg:x1="4.851cm" svg:y1="11.975cm" svg:x2="7.479cm" svg:y2="11.975cm">
              <text:p/>
            </draw:line>
            <draw:custom-shape draw:style-name="gr4" draw:text-style-name="P1" draw:layer="layout" svg:width="0.657cm" svg:height="0.656cm" svg:x="5.039cm" svg:y="7.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4.4cm" svg:y="7.4cm" svg:viewBox="0 0 4130 6000" draw:points="0,6000 0,0 4130,0 4130,6000">
              <text:p/>
            </draw:polygon>
            <draw:line draw:style-name="gr3" draw:text-style-name="P2" draw:layer="layout" svg:x1="6.465cm" svg:y1="8.525cm" svg:x2="7.779cm" svg:y2="8.525cm">
              <text:p/>
            </draw:line>
            <draw:line draw:style-name="gr3" draw:text-style-name="P2" draw:layer="layout" svg:x1="5.151cm" svg:y1="9.275cm" svg:x2="7.779cm" svg:y2="9.275cm">
              <text:p/>
            </draw:line>
            <draw:line draw:style-name="gr3" draw:text-style-name="P2" draw:layer="layout" svg:x1="5.151cm" svg:y1="10.025cm" svg:x2="7.779cm" svg:y2="10.025cm">
              <text:p/>
            </draw:line>
            <draw:line draw:style-name="gr3" draw:text-style-name="P2" draw:layer="layout" svg:x1="5.151cm" svg:y1="10.775cm" svg:x2="7.779cm" svg:y2="10.775cm">
              <text:p/>
            </draw:line>
            <draw:line draw:style-name="gr3" draw:text-style-name="P2" draw:layer="layout" svg:x1="5.151cm" svg:y1="11.525cm" svg:x2="7.779cm" svg:y2="11.525cm">
              <text:p/>
            </draw:line>
            <draw:line draw:style-name="gr3" draw:text-style-name="P2" draw:layer="layout" svg:x1="5.151cm" svg:y1="12.275cm" svg:x2="7.779cm" svg:y2="12.275cm">
              <text:p/>
            </draw:line>
            <draw:custom-shape draw:style-name="gr4" draw:text-style-name="P1" draw:layer="layout" svg:width="0.657cm" svg:height="0.656cm" svg:x="5.339cm" svg:y="8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4.7cm" svg:y="7.7cm" svg:viewBox="0 0 4130 6000" draw:points="0,6000 0,0 4130,0 4130,6000">
              <text:p/>
            </draw:polygon>
            <draw:line draw:style-name="gr3" draw:text-style-name="P2" draw:layer="layout" svg:x1="6.765cm" svg:y1="8.825cm" svg:x2="8.079cm" svg:y2="8.825cm">
              <text:p/>
            </draw:line>
            <draw:line draw:style-name="gr3" draw:text-style-name="P2" draw:layer="layout" svg:x1="5.451cm" svg:y1="9.575cm" svg:x2="8.079cm" svg:y2="9.575cm">
              <text:p/>
            </draw:line>
            <draw:line draw:style-name="gr3" draw:text-style-name="P2" draw:layer="layout" svg:x1="5.451cm" svg:y1="10.325cm" svg:x2="8.079cm" svg:y2="10.325cm">
              <text:p/>
            </draw:line>
            <draw:line draw:style-name="gr3" draw:text-style-name="P2" draw:layer="layout" svg:x1="5.451cm" svg:y1="11.075cm" svg:x2="8.079cm" svg:y2="11.075cm">
              <text:p/>
            </draw:line>
            <draw:line draw:style-name="gr3" draw:text-style-name="P2" draw:layer="layout" svg:x1="5.451cm" svg:y1="11.825cm" svg:x2="8.079cm" svg:y2="11.825cm">
              <text:p/>
            </draw:line>
            <draw:line draw:style-name="gr3" draw:text-style-name="P2" draw:layer="layout" svg:x1="5.451cm" svg:y1="12.575cm" svg:x2="8.079cm" svg:y2="12.575cm">
              <text:p/>
            </draw:line>
            <draw:custom-shape draw:style-name="gr4" draw:text-style-name="P1" draw:layer="layout" svg:width="0.657cm" svg:height="0.656cm" svg:x="5.639cm" svg:y="8.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5cm" svg:y="8cm" svg:viewBox="0 0 4130 6000" draw:points="0,6000 0,0 4130,0 4130,6000">
              <text:p/>
            </draw:polygon>
            <draw:line draw:style-name="gr3" draw:text-style-name="P2" draw:layer="layout" svg:x1="7.065cm" svg:y1="9.125cm" svg:x2="8.379cm" svg:y2="9.125cm">
              <text:p/>
            </draw:line>
            <draw:line draw:style-name="gr3" draw:text-style-name="P2" draw:layer="layout" svg:x1="5.751cm" svg:y1="9.875cm" svg:x2="8.379cm" svg:y2="9.875cm">
              <text:p/>
            </draw:line>
            <draw:line draw:style-name="gr3" draw:text-style-name="P2" draw:layer="layout" svg:x1="5.751cm" svg:y1="10.625cm" svg:x2="8.379cm" svg:y2="10.625cm">
              <text:p/>
            </draw:line>
            <draw:line draw:style-name="gr3" draw:text-style-name="P2" draw:layer="layout" svg:x1="5.751cm" svg:y1="11.375cm" svg:x2="8.379cm" svg:y2="11.375cm">
              <text:p/>
            </draw:line>
            <draw:line draw:style-name="gr3" draw:text-style-name="P2" draw:layer="layout" svg:x1="5.751cm" svg:y1="12.125cm" svg:x2="8.379cm" svg:y2="12.125cm">
              <text:p/>
            </draw:line>
            <draw:line draw:style-name="gr3" draw:text-style-name="P2" draw:layer="layout" svg:x1="5.751cm" svg:y1="12.875cm" svg:x2="8.379cm" svg:y2="12.875cm">
              <text:p/>
            </draw:line>
            <draw:custom-shape draw:style-name="gr4" draw:text-style-name="P1" draw:layer="layout" svg:width="0.657cm" svg:height="0.656cm" svg:x="5.939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5.3cm" svg:y="8.3cm" svg:viewBox="0 0 4130 6000" draw:points="0,6000 0,0 4130,0 4130,6000">
              <text:p/>
            </draw:polygon>
            <draw:line draw:style-name="gr3" draw:text-style-name="P2" draw:layer="layout" svg:x1="7.365cm" svg:y1="9.425cm" svg:x2="8.679cm" svg:y2="9.425cm">
              <text:p/>
            </draw:line>
            <draw:line draw:style-name="gr3" draw:text-style-name="P2" draw:layer="layout" svg:x1="6.051cm" svg:y1="10.175cm" svg:x2="8.679cm" svg:y2="10.175cm">
              <text:p/>
            </draw:line>
            <draw:line draw:style-name="gr3" draw:text-style-name="P2" draw:layer="layout" svg:x1="6.051cm" svg:y1="10.925cm" svg:x2="8.679cm" svg:y2="10.925cm">
              <text:p/>
            </draw:line>
            <draw:line draw:style-name="gr3" draw:text-style-name="P2" draw:layer="layout" svg:x1="6.051cm" svg:y1="11.675cm" svg:x2="8.679cm" svg:y2="11.675cm">
              <text:p/>
            </draw:line>
            <draw:line draw:style-name="gr3" draw:text-style-name="P2" draw:layer="layout" svg:x1="6.051cm" svg:y1="12.425cm" svg:x2="8.679cm" svg:y2="12.425cm">
              <text:p/>
            </draw:line>
            <draw:line draw:style-name="gr3" draw:text-style-name="P2" draw:layer="layout" svg:x1="6.051cm" svg:y1="13.175cm" svg:x2="8.679cm" svg:y2="13.175cm">
              <text:p/>
            </draw:line>
            <draw:custom-shape draw:style-name="gr4" draw:text-style-name="P1" draw:layer="layout" svg:width="0.657cm" svg:height="0.656cm" svg:x="6.239cm" svg:y="9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5.6cm" svg:y="8.6cm" svg:viewBox="0 0 4130 6000" draw:points="0,6000 0,0 4130,0 4130,6000">
              <text:p/>
            </draw:polygon>
            <draw:line draw:style-name="gr3" draw:text-style-name="P2" draw:layer="layout" svg:x1="7.665cm" svg:y1="9.725cm" svg:x2="8.979cm" svg:y2="9.725cm">
              <text:p/>
            </draw:line>
            <draw:line draw:style-name="gr3" draw:text-style-name="P2" draw:layer="layout" svg:x1="6.351cm" svg:y1="10.475cm" svg:x2="8.979cm" svg:y2="10.475cm">
              <text:p/>
            </draw:line>
            <draw:line draw:style-name="gr3" draw:text-style-name="P2" draw:layer="layout" svg:x1="6.351cm" svg:y1="11.225cm" svg:x2="8.979cm" svg:y2="11.225cm">
              <text:p/>
            </draw:line>
            <draw:line draw:style-name="gr3" draw:text-style-name="P2" draw:layer="layout" svg:x1="6.351cm" svg:y1="11.975cm" svg:x2="8.979cm" svg:y2="11.975cm">
              <text:p/>
            </draw:line>
            <draw:line draw:style-name="gr3" draw:text-style-name="P2" draw:layer="layout" svg:x1="6.351cm" svg:y1="12.725cm" svg:x2="8.979cm" svg:y2="12.725cm">
              <text:p/>
            </draw:line>
            <draw:line draw:style-name="gr3" draw:text-style-name="P2" draw:layer="layout" svg:x1="6.351cm" svg:y1="13.475cm" svg:x2="8.979cm" svg:y2="13.475cm">
              <text:p/>
            </draw:line>
            <draw:custom-shape draw:style-name="gr4" draw:text-style-name="P1" draw:layer="layout" svg:width="0.657cm" svg:height="0.656cm" svg:x="6.539cm" svg:y="9.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5.9cm" svg:y="8.9cm" svg:viewBox="0 0 4130 6000" draw:points="0,6000 0,0 4130,0 4130,6000">
              <text:p/>
            </draw:polygon>
            <draw:line draw:style-name="gr3" draw:text-style-name="P2" draw:layer="layout" svg:x1="7.965cm" svg:y1="10.025cm" svg:x2="9.279cm" svg:y2="10.025cm">
              <text:p/>
            </draw:line>
            <draw:line draw:style-name="gr3" draw:text-style-name="P2" draw:layer="layout" svg:x1="6.651cm" svg:y1="10.775cm" svg:x2="9.279cm" svg:y2="10.775cm">
              <text:p/>
            </draw:line>
            <draw:line draw:style-name="gr3" draw:text-style-name="P2" draw:layer="layout" svg:x1="6.651cm" svg:y1="11.525cm" svg:x2="9.279cm" svg:y2="11.525cm">
              <text:p/>
            </draw:line>
            <draw:line draw:style-name="gr3" draw:text-style-name="P2" draw:layer="layout" svg:x1="6.651cm" svg:y1="12.275cm" svg:x2="9.279cm" svg:y2="12.275cm">
              <text:p/>
            </draw:line>
            <draw:line draw:style-name="gr3" draw:text-style-name="P2" draw:layer="layout" svg:x1="6.651cm" svg:y1="13.025cm" svg:x2="9.279cm" svg:y2="13.025cm">
              <text:p/>
            </draw:line>
            <draw:line draw:style-name="gr3" draw:text-style-name="P2" draw:layer="layout" svg:x1="6.651cm" svg:y1="13.775cm" svg:x2="9.279cm" svg:y2="13.775cm">
              <text:p/>
            </draw:line>
            <draw:custom-shape draw:style-name="gr4" draw:text-style-name="P1" draw:layer="layout" svg:width="0.657cm" svg:height="0.656cm" svg:x="6.839cm" svg:y="9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6.2cm" svg:y="9.2cm" svg:viewBox="0 0 4130 6000" draw:points="0,6000 0,0 4130,0 4130,6000">
              <text:p/>
            </draw:polygon>
            <draw:line draw:style-name="gr3" draw:text-style-name="P2" draw:layer="layout" svg:x1="8.265cm" svg:y1="10.325cm" svg:x2="9.579cm" svg:y2="10.325cm">
              <text:p/>
            </draw:line>
            <draw:line draw:style-name="gr3" draw:text-style-name="P2" draw:layer="layout" svg:x1="6.951cm" svg:y1="11.075cm" svg:x2="9.579cm" svg:y2="11.075cm">
              <text:p/>
            </draw:line>
            <draw:line draw:style-name="gr3" draw:text-style-name="P2" draw:layer="layout" svg:x1="6.951cm" svg:y1="11.825cm" svg:x2="9.579cm" svg:y2="11.825cm">
              <text:p/>
            </draw:line>
            <draw:line draw:style-name="gr3" draw:text-style-name="P2" draw:layer="layout" svg:x1="6.951cm" svg:y1="12.575cm" svg:x2="9.579cm" svg:y2="12.575cm">
              <text:p/>
            </draw:line>
            <draw:line draw:style-name="gr3" draw:text-style-name="P2" draw:layer="layout" svg:x1="6.951cm" svg:y1="13.325cm" svg:x2="9.579cm" svg:y2="13.325cm">
              <text:p/>
            </draw:line>
            <draw:line draw:style-name="gr3" draw:text-style-name="P2" draw:layer="layout" svg:x1="6.951cm" svg:y1="14.075cm" svg:x2="9.579cm" svg:y2="14.075cm">
              <text:p/>
            </draw:line>
            <draw:custom-shape draw:style-name="gr4" draw:text-style-name="P1" draw:layer="layout" svg:width="0.657cm" svg:height="0.656cm" svg:x="7.139cm" svg:y="9.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6.5cm" svg:y="9.5cm" svg:viewBox="0 0 4130 6000" draw:points="0,6000 0,0 4130,0 4130,6000">
              <text:p/>
            </draw:polygon>
            <draw:line draw:style-name="gr3" draw:text-style-name="P2" draw:layer="layout" svg:x1="8.565cm" svg:y1="10.625cm" svg:x2="9.879cm" svg:y2="10.625cm">
              <text:p/>
            </draw:line>
            <draw:line draw:style-name="gr3" draw:text-style-name="P2" draw:layer="layout" svg:x1="7.251cm" svg:y1="11.375cm" svg:x2="9.879cm" svg:y2="11.375cm">
              <text:p/>
            </draw:line>
            <draw:line draw:style-name="gr3" draw:text-style-name="P2" draw:layer="layout" svg:x1="7.251cm" svg:y1="12.125cm" svg:x2="9.879cm" svg:y2="12.125cm">
              <text:p/>
            </draw:line>
            <draw:line draw:style-name="gr3" draw:text-style-name="P2" draw:layer="layout" svg:x1="7.251cm" svg:y1="12.875cm" svg:x2="9.879cm" svg:y2="12.875cm">
              <text:p/>
            </draw:line>
            <draw:line draw:style-name="gr3" draw:text-style-name="P2" draw:layer="layout" svg:x1="7.251cm" svg:y1="13.625cm" svg:x2="9.879cm" svg:y2="13.625cm">
              <text:p/>
            </draw:line>
            <draw:line draw:style-name="gr3" draw:text-style-name="P2" draw:layer="layout" svg:x1="7.251cm" svg:y1="14.375cm" svg:x2="9.879cm" svg:y2="14.375cm">
              <text:p/>
            </draw:line>
            <draw:custom-shape draw:style-name="gr4" draw:text-style-name="P1" draw:layer="layout" svg:width="0.657cm" svg:height="0.656cm" svg:x="7.439cm" svg:y="10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6.8cm" svg:y="9.8cm" svg:viewBox="0 0 4130 6000" draw:points="0,6000 0,0 4130,0 4130,6000">
              <text:p/>
            </draw:polygon>
            <draw:line draw:style-name="gr3" draw:text-style-name="P2" draw:layer="layout" svg:x1="8.865cm" svg:y1="10.925cm" svg:x2="10.179cm" svg:y2="10.925cm">
              <text:p/>
            </draw:line>
            <draw:line draw:style-name="gr3" draw:text-style-name="P2" draw:layer="layout" svg:x1="7.551cm" svg:y1="11.675cm" svg:x2="10.179cm" svg:y2="11.675cm">
              <text:p/>
            </draw:line>
            <draw:line draw:style-name="gr3" draw:text-style-name="P2" draw:layer="layout" svg:x1="7.551cm" svg:y1="12.425cm" svg:x2="10.179cm" svg:y2="12.425cm">
              <text:p/>
            </draw:line>
            <draw:line draw:style-name="gr3" draw:text-style-name="P2" draw:layer="layout" svg:x1="7.551cm" svg:y1="13.175cm" svg:x2="10.179cm" svg:y2="13.175cm">
              <text:p/>
            </draw:line>
            <draw:line draw:style-name="gr3" draw:text-style-name="P2" draw:layer="layout" svg:x1="7.551cm" svg:y1="13.925cm" svg:x2="10.179cm" svg:y2="13.925cm">
              <text:p/>
            </draw:line>
            <draw:line draw:style-name="gr3" draw:text-style-name="P2" draw:layer="layout" svg:x1="7.551cm" svg:y1="14.675cm" svg:x2="10.179cm" svg:y2="14.675cm">
              <text:p/>
            </draw:line>
            <draw:custom-shape draw:style-name="gr4" draw:text-style-name="P1" draw:layer="layout" svg:width="0.657cm" svg:height="0.656cm" svg:x="7.739cm" svg:y="10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7.1cm" svg:y="10.1cm" svg:viewBox="0 0 4130 6000" draw:points="0,6000 0,0 4130,0 4130,6000">
              <text:p/>
            </draw:polygon>
            <draw:line draw:style-name="gr3" draw:text-style-name="P2" draw:layer="layout" svg:x1="9.165cm" svg:y1="11.225cm" svg:x2="10.479cm" svg:y2="11.225cm">
              <text:p/>
            </draw:line>
            <draw:line draw:style-name="gr3" draw:text-style-name="P2" draw:layer="layout" svg:x1="7.851cm" svg:y1="11.975cm" svg:x2="10.479cm" svg:y2="11.975cm">
              <text:p/>
            </draw:line>
            <draw:line draw:style-name="gr3" draw:text-style-name="P2" draw:layer="layout" svg:x1="7.851cm" svg:y1="12.725cm" svg:x2="10.479cm" svg:y2="12.725cm">
              <text:p/>
            </draw:line>
            <draw:line draw:style-name="gr3" draw:text-style-name="P2" draw:layer="layout" svg:x1="7.851cm" svg:y1="13.475cm" svg:x2="10.479cm" svg:y2="13.475cm">
              <text:p/>
            </draw:line>
            <draw:line draw:style-name="gr3" draw:text-style-name="P2" draw:layer="layout" svg:x1="7.851cm" svg:y1="14.225cm" svg:x2="10.479cm" svg:y2="14.225cm">
              <text:p/>
            </draw:line>
            <draw:line draw:style-name="gr3" draw:text-style-name="P2" draw:layer="layout" svg:x1="7.851cm" svg:y1="14.975cm" svg:x2="10.479cm" svg:y2="14.975cm">
              <text:p/>
            </draw:line>
            <draw:custom-shape draw:style-name="gr4" draw:text-style-name="P1" draw:layer="layout" svg:width="0.657cm" svg:height="0.656cm" svg:x="8.039cm" svg:y="10.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7.4cm" svg:y="10.4cm" svg:viewBox="0 0 4130 6000" draw:points="0,6000 0,0 4130,0 4130,6000">
              <text:p/>
            </draw:polygon>
            <draw:line draw:style-name="gr3" draw:text-style-name="P2" draw:layer="layout" svg:x1="9.465cm" svg:y1="11.525cm" svg:x2="10.779cm" svg:y2="11.525cm">
              <text:p/>
            </draw:line>
            <draw:line draw:style-name="gr3" draw:text-style-name="P2" draw:layer="layout" svg:x1="8.151cm" svg:y1="12.275cm" svg:x2="10.779cm" svg:y2="12.275cm">
              <text:p/>
            </draw:line>
            <draw:line draw:style-name="gr3" draw:text-style-name="P2" draw:layer="layout" svg:x1="8.151cm" svg:y1="13.025cm" svg:x2="10.779cm" svg:y2="13.025cm">
              <text:p/>
            </draw:line>
            <draw:line draw:style-name="gr3" draw:text-style-name="P2" draw:layer="layout" svg:x1="8.151cm" svg:y1="13.775cm" svg:x2="10.779cm" svg:y2="13.775cm">
              <text:p/>
            </draw:line>
            <draw:line draw:style-name="gr3" draw:text-style-name="P2" draw:layer="layout" svg:x1="8.151cm" svg:y1="14.525cm" svg:x2="10.779cm" svg:y2="14.525cm">
              <text:p/>
            </draw:line>
            <draw:line draw:style-name="gr3" draw:text-style-name="P2" draw:layer="layout" svg:x1="8.151cm" svg:y1="15.275cm" svg:x2="10.779cm" svg:y2="15.275cm">
              <text:p/>
            </draw:line>
            <draw:custom-shape draw:style-name="gr4" draw:text-style-name="P1" draw:layer="layout" svg:width="0.657cm" svg:height="0.656cm" svg:x="8.339cm" svg:y="11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7.7cm" svg:y="10.7cm" svg:viewBox="0 0 4130 6000" draw:points="0,6000 0,0 4130,0 4130,6000">
              <text:p/>
            </draw:polygon>
            <draw:line draw:style-name="gr3" draw:text-style-name="P2" draw:layer="layout" svg:x1="9.765cm" svg:y1="11.825cm" svg:x2="11.079cm" svg:y2="11.825cm">
              <text:p/>
            </draw:line>
            <draw:line draw:style-name="gr3" draw:text-style-name="P2" draw:layer="layout" svg:x1="8.451cm" svg:y1="12.575cm" svg:x2="11.079cm" svg:y2="12.575cm">
              <text:p/>
            </draw:line>
            <draw:line draw:style-name="gr3" draw:text-style-name="P2" draw:layer="layout" svg:x1="8.451cm" svg:y1="13.325cm" svg:x2="11.079cm" svg:y2="13.325cm">
              <text:p/>
            </draw:line>
            <draw:line draw:style-name="gr3" draw:text-style-name="P2" draw:layer="layout" svg:x1="8.451cm" svg:y1="14.075cm" svg:x2="11.079cm" svg:y2="14.075cm">
              <text:p/>
            </draw:line>
            <draw:line draw:style-name="gr3" draw:text-style-name="P2" draw:layer="layout" svg:x1="8.451cm" svg:y1="14.825cm" svg:x2="11.079cm" svg:y2="14.825cm">
              <text:p/>
            </draw:line>
            <draw:line draw:style-name="gr3" draw:text-style-name="P2" draw:layer="layout" svg:x1="8.451cm" svg:y1="15.575cm" svg:x2="11.079cm" svg:y2="15.575cm">
              <text:p/>
            </draw:line>
            <draw:custom-shape draw:style-name="gr4" draw:text-style-name="P1" draw:layer="layout" svg:width="0.657cm" svg:height="0.656cm" svg:x="8.639cm" svg:y="11.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8cm" svg:y="11cm" svg:viewBox="0 0 4130 6000" draw:points="0,6000 0,0 4130,0 4130,6000">
              <text:p/>
            </draw:polygon>
            <draw:line draw:style-name="gr3" draw:text-style-name="P2" draw:layer="layout" svg:x1="10.065cm" svg:y1="12.125cm" svg:x2="11.379cm" svg:y2="12.125cm">
              <text:p/>
            </draw:line>
            <draw:line draw:style-name="gr3" draw:text-style-name="P2" draw:layer="layout" svg:x1="8.751cm" svg:y1="12.875cm" svg:x2="11.379cm" svg:y2="12.875cm">
              <text:p/>
            </draw:line>
            <draw:line draw:style-name="gr3" draw:text-style-name="P2" draw:layer="layout" svg:x1="8.751cm" svg:y1="13.625cm" svg:x2="11.379cm" svg:y2="13.625cm">
              <text:p/>
            </draw:line>
            <draw:line draw:style-name="gr3" draw:text-style-name="P2" draw:layer="layout" svg:x1="8.751cm" svg:y1="14.375cm" svg:x2="11.379cm" svg:y2="14.375cm">
              <text:p/>
            </draw:line>
            <draw:line draw:style-name="gr3" draw:text-style-name="P2" draw:layer="layout" svg:x1="8.751cm" svg:y1="15.125cm" svg:x2="11.379cm" svg:y2="15.125cm">
              <text:p/>
            </draw:line>
            <draw:line draw:style-name="gr3" draw:text-style-name="P2" draw:layer="layout" svg:x1="8.751cm" svg:y1="15.875cm" svg:x2="11.379cm" svg:y2="15.875cm">
              <text:p/>
            </draw:line>
            <draw:custom-shape draw:style-name="gr4" draw:text-style-name="P1" draw:layer="layout" svg:width="0.657cm" svg:height="0.656cm" svg:x="8.939cm" svg:y="11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8.3cm" svg:y="11.3cm" svg:viewBox="0 0 4130 6000" draw:points="0,6000 0,0 4130,0 4130,6000">
              <text:p/>
            </draw:polygon>
            <draw:line draw:style-name="gr3" draw:text-style-name="P2" draw:layer="layout" svg:x1="10.365cm" svg:y1="12.425cm" svg:x2="11.679cm" svg:y2="12.425cm">
              <text:p/>
            </draw:line>
            <draw:line draw:style-name="gr3" draw:text-style-name="P2" draw:layer="layout" svg:x1="9.051cm" svg:y1="13.175cm" svg:x2="11.679cm" svg:y2="13.175cm">
              <text:p/>
            </draw:line>
            <draw:line draw:style-name="gr3" draw:text-style-name="P2" draw:layer="layout" svg:x1="9.051cm" svg:y1="13.925cm" svg:x2="11.679cm" svg:y2="13.925cm">
              <text:p/>
            </draw:line>
            <draw:line draw:style-name="gr3" draw:text-style-name="P2" draw:layer="layout" svg:x1="9.051cm" svg:y1="14.675cm" svg:x2="11.679cm" svg:y2="14.675cm">
              <text:p/>
            </draw:line>
            <draw:line draw:style-name="gr3" draw:text-style-name="P2" draw:layer="layout" svg:x1="9.051cm" svg:y1="15.425cm" svg:x2="11.679cm" svg:y2="15.425cm">
              <text:p/>
            </draw:line>
            <draw:line draw:style-name="gr3" draw:text-style-name="P2" draw:layer="layout" svg:x1="9.051cm" svg:y1="16.175cm" svg:x2="11.679cm" svg:y2="16.175cm">
              <text:p/>
            </draw:line>
            <draw:custom-shape draw:style-name="gr4" draw:text-style-name="P1" draw:layer="layout" svg:width="0.657cm" svg:height="0.656cm" svg:x="9.239cm" svg:y="12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8.6cm" svg:y="11.6cm" svg:viewBox="0 0 4130 6000" draw:points="0,6000 0,0 4130,0 4130,6000">
              <text:p/>
            </draw:polygon>
            <draw:line draw:style-name="gr3" draw:text-style-name="P2" draw:layer="layout" svg:x1="10.665cm" svg:y1="12.725cm" svg:x2="11.979cm" svg:y2="12.725cm">
              <text:p/>
            </draw:line>
            <draw:line draw:style-name="gr3" draw:text-style-name="P2" draw:layer="layout" svg:x1="9.351cm" svg:y1="13.475cm" svg:x2="11.979cm" svg:y2="13.475cm">
              <text:p/>
            </draw:line>
            <draw:line draw:style-name="gr3" draw:text-style-name="P2" draw:layer="layout" svg:x1="9.351cm" svg:y1="14.225cm" svg:x2="11.979cm" svg:y2="14.225cm">
              <text:p/>
            </draw:line>
            <draw:line draw:style-name="gr3" draw:text-style-name="P2" draw:layer="layout" svg:x1="9.351cm" svg:y1="14.975cm" svg:x2="11.979cm" svg:y2="14.975cm">
              <text:p/>
            </draw:line>
            <draw:line draw:style-name="gr3" draw:text-style-name="P2" draw:layer="layout" svg:x1="9.351cm" svg:y1="15.725cm" svg:x2="11.979cm" svg:y2="15.725cm">
              <text:p/>
            </draw:line>
            <draw:line draw:style-name="gr3" draw:text-style-name="P2" draw:layer="layout" svg:x1="9.351cm" svg:y1="16.475cm" svg:x2="11.979cm" svg:y2="16.475cm">
              <text:p/>
            </draw:line>
            <draw:custom-shape draw:style-name="gr4" draw:text-style-name="P1" draw:layer="layout" svg:width="0.657cm" svg:height="0.656cm" svg:x="9.539cm" svg:y="12.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8.9cm" svg:y="11.9cm" svg:viewBox="0 0 4130 6000" draw:points="0,6000 0,0 4130,0 4130,6000">
              <text:p/>
            </draw:polygon>
            <draw:line draw:style-name="gr3" draw:text-style-name="P2" draw:layer="layout" svg:x1="10.965cm" svg:y1="13.025cm" svg:x2="12.279cm" svg:y2="13.025cm">
              <text:p/>
            </draw:line>
            <draw:line draw:style-name="gr3" draw:text-style-name="P2" draw:layer="layout" svg:x1="9.651cm" svg:y1="13.775cm" svg:x2="12.279cm" svg:y2="13.775cm">
              <text:p/>
            </draw:line>
            <draw:line draw:style-name="gr3" draw:text-style-name="P2" draw:layer="layout" svg:x1="9.651cm" svg:y1="14.525cm" svg:x2="12.279cm" svg:y2="14.525cm">
              <text:p/>
            </draw:line>
            <draw:line draw:style-name="gr3" draw:text-style-name="P2" draw:layer="layout" svg:x1="9.651cm" svg:y1="15.275cm" svg:x2="12.279cm" svg:y2="15.275cm">
              <text:p/>
            </draw:line>
            <draw:line draw:style-name="gr3" draw:text-style-name="P2" draw:layer="layout" svg:x1="9.651cm" svg:y1="16.025cm" svg:x2="12.279cm" svg:y2="16.025cm">
              <text:p/>
            </draw:line>
            <draw:line draw:style-name="gr3" draw:text-style-name="P2" draw:layer="layout" svg:x1="9.651cm" svg:y1="16.775cm" svg:x2="12.279cm" svg:y2="16.775cm">
              <text:p/>
            </draw:line>
            <draw:custom-shape draw:style-name="gr4" draw:text-style-name="P1" draw:layer="layout" svg:width="0.657cm" svg:height="0.656cm" svg:x="9.839cm" svg:y="12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9.2cm" svg:y="12.2cm" svg:viewBox="0 0 4130 6000" draw:points="0,6000 0,0 4130,0 4130,6000">
              <text:p/>
            </draw:polygon>
            <draw:line draw:style-name="gr3" draw:text-style-name="P2" draw:layer="layout" svg:x1="11.265cm" svg:y1="13.325cm" svg:x2="12.579cm" svg:y2="13.325cm">
              <text:p/>
            </draw:line>
            <draw:line draw:style-name="gr3" draw:text-style-name="P2" draw:layer="layout" svg:x1="9.951cm" svg:y1="14.075cm" svg:x2="12.579cm" svg:y2="14.075cm">
              <text:p/>
            </draw:line>
            <draw:line draw:style-name="gr3" draw:text-style-name="P2" draw:layer="layout" svg:x1="9.951cm" svg:y1="14.825cm" svg:x2="12.579cm" svg:y2="14.825cm">
              <text:p/>
            </draw:line>
            <draw:line draw:style-name="gr3" draw:text-style-name="P2" draw:layer="layout" svg:x1="9.951cm" svg:y1="15.575cm" svg:x2="12.579cm" svg:y2="15.575cm">
              <text:p/>
            </draw:line>
            <draw:line draw:style-name="gr3" draw:text-style-name="P2" draw:layer="layout" svg:x1="9.951cm" svg:y1="16.325cm" svg:x2="12.579cm" svg:y2="16.325cm">
              <text:p/>
            </draw:line>
            <draw:line draw:style-name="gr3" draw:text-style-name="P2" draw:layer="layout" svg:x1="9.951cm" svg:y1="17.075cm" svg:x2="12.579cm" svg:y2="17.075cm">
              <text:p/>
            </draw:line>
            <draw:custom-shape draw:style-name="gr4" draw:text-style-name="P1" draw:layer="layout" svg:width="0.657cm" svg:height="0.656cm" svg:x="10.139cm" svg:y="12.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9.5cm" svg:y="12.5cm" svg:viewBox="0 0 4130 6000" draw:points="0,6000 0,0 4130,0 4130,6000">
              <text:p/>
            </draw:polygon>
            <draw:line draw:style-name="gr3" draw:text-style-name="P2" draw:layer="layout" svg:x1="11.565cm" svg:y1="13.625cm" svg:x2="12.879cm" svg:y2="13.625cm">
              <text:p/>
            </draw:line>
            <draw:line draw:style-name="gr3" draw:text-style-name="P2" draw:layer="layout" svg:x1="10.251cm" svg:y1="14.375cm" svg:x2="12.879cm" svg:y2="14.375cm">
              <text:p/>
            </draw:line>
            <draw:line draw:style-name="gr3" draw:text-style-name="P2" draw:layer="layout" svg:x1="10.251cm" svg:y1="15.125cm" svg:x2="12.879cm" svg:y2="15.125cm">
              <text:p/>
            </draw:line>
            <draw:line draw:style-name="gr3" draw:text-style-name="P2" draw:layer="layout" svg:x1="10.251cm" svg:y1="15.875cm" svg:x2="12.879cm" svg:y2="15.875cm">
              <text:p/>
            </draw:line>
            <draw:line draw:style-name="gr3" draw:text-style-name="P2" draw:layer="layout" svg:x1="10.251cm" svg:y1="16.625cm" svg:x2="12.879cm" svg:y2="16.625cm">
              <text:p/>
            </draw:line>
            <draw:line draw:style-name="gr3" draw:text-style-name="P2" draw:layer="layout" svg:x1="10.251cm" svg:y1="17.375cm" svg:x2="12.879cm" svg:y2="17.375cm">
              <text:p/>
            </draw:line>
            <draw:custom-shape draw:style-name="gr4" draw:text-style-name="P1" draw:layer="layout" svg:width="0.657cm" svg:height="0.656cm" svg:x="10.439cm" svg:y="13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9.8cm" svg:y="12.8cm" svg:viewBox="0 0 4130 6000" draw:points="0,6000 0,0 4130,0 4130,6000">
              <text:p/>
            </draw:polygon>
            <draw:line draw:style-name="gr3" draw:text-style-name="P2" draw:layer="layout" svg:x1="11.865cm" svg:y1="13.925cm" svg:x2="13.179cm" svg:y2="13.925cm">
              <text:p/>
            </draw:line>
            <draw:line draw:style-name="gr3" draw:text-style-name="P2" draw:layer="layout" svg:x1="10.551cm" svg:y1="14.675cm" svg:x2="13.179cm" svg:y2="14.675cm">
              <text:p/>
            </draw:line>
            <draw:line draw:style-name="gr3" draw:text-style-name="P2" draw:layer="layout" svg:x1="10.551cm" svg:y1="15.425cm" svg:x2="13.179cm" svg:y2="15.425cm">
              <text:p/>
            </draw:line>
            <draw:line draw:style-name="gr3" draw:text-style-name="P2" draw:layer="layout" svg:x1="10.551cm" svg:y1="16.175cm" svg:x2="13.179cm" svg:y2="16.175cm">
              <text:p/>
            </draw:line>
            <draw:line draw:style-name="gr3" draw:text-style-name="P2" draw:layer="layout" svg:x1="10.551cm" svg:y1="16.925cm" svg:x2="13.179cm" svg:y2="16.925cm">
              <text:p/>
            </draw:line>
            <draw:line draw:style-name="gr3" draw:text-style-name="P2" draw:layer="layout" svg:x1="10.551cm" svg:y1="17.675cm" svg:x2="13.179cm" svg:y2="17.675cm">
              <text:p/>
            </draw:line>
            <draw:custom-shape draw:style-name="gr4" draw:text-style-name="P1" draw:layer="layout" svg:width="0.657cm" svg:height="0.656cm" svg:x="10.739cm" svg:y="13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10.1cm" svg:y="13.1cm" svg:viewBox="0 0 4130 6000" draw:points="0,6000 0,0 4130,0 4130,6000">
              <text:p/>
            </draw:polygon>
            <draw:line draw:style-name="gr3" draw:text-style-name="P2" draw:layer="layout" svg:x1="12.165cm" svg:y1="14.225cm" svg:x2="13.479cm" svg:y2="14.225cm">
              <text:p/>
            </draw:line>
            <draw:line draw:style-name="gr3" draw:text-style-name="P2" draw:layer="layout" svg:x1="10.851cm" svg:y1="14.975cm" svg:x2="13.479cm" svg:y2="14.975cm">
              <text:p/>
            </draw:line>
            <draw:line draw:style-name="gr3" draw:text-style-name="P2" draw:layer="layout" svg:x1="10.851cm" svg:y1="15.725cm" svg:x2="13.479cm" svg:y2="15.725cm">
              <text:p/>
            </draw:line>
            <draw:line draw:style-name="gr3" draw:text-style-name="P2" draw:layer="layout" svg:x1="10.851cm" svg:y1="16.475cm" svg:x2="13.479cm" svg:y2="16.475cm">
              <text:p/>
            </draw:line>
            <draw:line draw:style-name="gr3" draw:text-style-name="P2" draw:layer="layout" svg:x1="10.851cm" svg:y1="17.225cm" svg:x2="13.479cm" svg:y2="17.225cm">
              <text:p/>
            </draw:line>
            <draw:line draw:style-name="gr3" draw:text-style-name="P2" draw:layer="layout" svg:x1="10.851cm" svg:y1="17.975cm" svg:x2="13.479cm" svg:y2="17.975cm">
              <text:p/>
            </draw:line>
            <draw:custom-shape draw:style-name="gr4" draw:text-style-name="P1" draw:layer="layout" svg:width="0.657cm" svg:height="0.656cm" svg:x="11.039cm" svg:y="13.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10.4cm" svg:y="13.4cm" svg:viewBox="0 0 4130 6000" draw:points="0,6000 0,0 4130,0 4130,6000">
              <text:p/>
            </draw:polygon>
            <draw:line draw:style-name="gr3" draw:text-style-name="P2" draw:layer="layout" svg:x1="12.465cm" svg:y1="14.525cm" svg:x2="13.779cm" svg:y2="14.525cm">
              <text:p/>
            </draw:line>
            <draw:line draw:style-name="gr3" draw:text-style-name="P2" draw:layer="layout" svg:x1="11.151cm" svg:y1="15.275cm" svg:x2="13.779cm" svg:y2="15.275cm">
              <text:p/>
            </draw:line>
            <draw:line draw:style-name="gr3" draw:text-style-name="P2" draw:layer="layout" svg:x1="11.151cm" svg:y1="16.025cm" svg:x2="13.779cm" svg:y2="16.025cm">
              <text:p/>
            </draw:line>
            <draw:line draw:style-name="gr3" draw:text-style-name="P2" draw:layer="layout" svg:x1="11.151cm" svg:y1="16.775cm" svg:x2="13.779cm" svg:y2="16.775cm">
              <text:p/>
            </draw:line>
            <draw:line draw:style-name="gr3" draw:text-style-name="P2" draw:layer="layout" svg:x1="11.151cm" svg:y1="17.525cm" svg:x2="13.779cm" svg:y2="17.525cm">
              <text:p/>
            </draw:line>
            <draw:line draw:style-name="gr3" draw:text-style-name="P2" draw:layer="layout" svg:x1="11.151cm" svg:y1="18.275cm" svg:x2="13.779cm" svg:y2="18.275cm">
              <text:p/>
            </draw:line>
            <draw:custom-shape draw:style-name="gr4" draw:text-style-name="P1" draw:layer="layout" svg:width="0.657cm" svg:height="0.656cm" svg:x="11.339cm" svg:y="14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10.7cm" svg:y="13.7cm" svg:viewBox="0 0 4130 6000" draw:points="0,6000 0,0 4130,0 4130,6000">
              <text:p/>
            </draw:polygon>
            <draw:line draw:style-name="gr3" draw:text-style-name="P2" draw:layer="layout" svg:x1="12.765cm" svg:y1="14.825cm" svg:x2="14.079cm" svg:y2="14.825cm">
              <text:p/>
            </draw:line>
            <draw:line draw:style-name="gr3" draw:text-style-name="P2" draw:layer="layout" svg:x1="11.451cm" svg:y1="15.575cm" svg:x2="14.079cm" svg:y2="15.575cm">
              <text:p/>
            </draw:line>
            <draw:line draw:style-name="gr3" draw:text-style-name="P2" draw:layer="layout" svg:x1="11.451cm" svg:y1="16.325cm" svg:x2="14.079cm" svg:y2="16.325cm">
              <text:p/>
            </draw:line>
            <draw:line draw:style-name="gr3" draw:text-style-name="P2" draw:layer="layout" svg:x1="11.451cm" svg:y1="17.075cm" svg:x2="14.079cm" svg:y2="17.075cm">
              <text:p/>
            </draw:line>
            <draw:line draw:style-name="gr3" draw:text-style-name="P2" draw:layer="layout" svg:x1="11.451cm" svg:y1="17.825cm" svg:x2="14.079cm" svg:y2="17.825cm">
              <text:p/>
            </draw:line>
            <draw:line draw:style-name="gr3" draw:text-style-name="P2" draw:layer="layout" svg:x1="11.451cm" svg:y1="18.575cm" svg:x2="14.079cm" svg:y2="18.575cm">
              <text:p/>
            </draw:line>
            <draw:custom-shape draw:style-name="gr4" draw:text-style-name="P1" draw:layer="layout" svg:width="0.657cm" svg:height="0.656cm" svg:x="11.639cm" svg:y="14.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11cm" svg:y="14cm" svg:viewBox="0 0 4130 6000" draw:points="0,6000 0,0 4130,0 4130,6000">
              <text:p/>
            </draw:polygon>
            <draw:line draw:style-name="gr3" draw:text-style-name="P2" draw:layer="layout" svg:x1="13.065cm" svg:y1="15.125cm" svg:x2="14.379cm" svg:y2="15.125cm">
              <text:p/>
            </draw:line>
            <draw:line draw:style-name="gr3" draw:text-style-name="P2" draw:layer="layout" svg:x1="11.751cm" svg:y1="15.875cm" svg:x2="14.379cm" svg:y2="15.875cm">
              <text:p/>
            </draw:line>
            <draw:line draw:style-name="gr3" draw:text-style-name="P2" draw:layer="layout" svg:x1="11.751cm" svg:y1="16.625cm" svg:x2="14.379cm" svg:y2="16.625cm">
              <text:p/>
            </draw:line>
            <draw:line draw:style-name="gr3" draw:text-style-name="P2" draw:layer="layout" svg:x1="11.751cm" svg:y1="17.375cm" svg:x2="14.379cm" svg:y2="17.375cm">
              <text:p/>
            </draw:line>
            <draw:line draw:style-name="gr3" draw:text-style-name="P2" draw:layer="layout" svg:x1="11.751cm" svg:y1="18.125cm" svg:x2="14.379cm" svg:y2="18.125cm">
              <text:p/>
            </draw:line>
            <draw:line draw:style-name="gr3" draw:text-style-name="P2" draw:layer="layout" svg:x1="11.751cm" svg:y1="18.875cm" svg:x2="14.379cm" svg:y2="18.875cm">
              <text:p/>
            </draw:line>
            <draw:custom-shape draw:style-name="gr4" draw:text-style-name="P1" draw:layer="layout" svg:width="0.657cm" svg:height="0.656cm" svg:x="11.939cm" svg:y="14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11.3cm" svg:y="14.3cm" svg:viewBox="0 0 4130 6000" draw:points="0,6000 0,0 4130,0 4130,6000">
              <text:p/>
            </draw:polygon>
            <draw:line draw:style-name="gr3" draw:text-style-name="P2" draw:layer="layout" svg:x1="13.365cm" svg:y1="15.425cm" svg:x2="14.679cm" svg:y2="15.425cm">
              <text:p/>
            </draw:line>
            <draw:line draw:style-name="gr3" draw:text-style-name="P2" draw:layer="layout" svg:x1="12.051cm" svg:y1="16.175cm" svg:x2="14.679cm" svg:y2="16.175cm">
              <text:p/>
            </draw:line>
            <draw:line draw:style-name="gr3" draw:text-style-name="P2" draw:layer="layout" svg:x1="12.051cm" svg:y1="16.925cm" svg:x2="14.679cm" svg:y2="16.925cm">
              <text:p/>
            </draw:line>
            <draw:line draw:style-name="gr3" draw:text-style-name="P2" draw:layer="layout" svg:x1="12.051cm" svg:y1="17.675cm" svg:x2="14.679cm" svg:y2="17.675cm">
              <text:p/>
            </draw:line>
            <draw:line draw:style-name="gr3" draw:text-style-name="P2" draw:layer="layout" svg:x1="12.051cm" svg:y1="18.425cm" svg:x2="14.679cm" svg:y2="18.425cm">
              <text:p/>
            </draw:line>
            <draw:line draw:style-name="gr3" draw:text-style-name="P2" draw:layer="layout" svg:x1="12.051cm" svg:y1="19.175cm" svg:x2="14.679cm" svg:y2="19.175cm">
              <text:p/>
            </draw:line>
            <draw:custom-shape draw:style-name="gr4" draw:text-style-name="P1" draw:layer="layout" svg:width="0.657cm" svg:height="0.656cm" svg:x="12.239cm" svg:y="15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11.6cm" svg:y="14.6cm" svg:viewBox="0 0 4130 6000" draw:points="0,6000 0,0 4130,0 4130,6000">
              <text:p/>
            </draw:polygon>
            <draw:line draw:style-name="gr3" draw:text-style-name="P2" draw:layer="layout" svg:x1="13.665cm" svg:y1="15.725cm" svg:x2="14.979cm" svg:y2="15.725cm">
              <text:p/>
            </draw:line>
            <draw:line draw:style-name="gr3" draw:text-style-name="P2" draw:layer="layout" svg:x1="12.351cm" svg:y1="16.475cm" svg:x2="14.979cm" svg:y2="16.475cm">
              <text:p/>
            </draw:line>
            <draw:line draw:style-name="gr3" draw:text-style-name="P2" draw:layer="layout" svg:x1="12.351cm" svg:y1="17.225cm" svg:x2="14.979cm" svg:y2="17.225cm">
              <text:p/>
            </draw:line>
            <draw:line draw:style-name="gr3" draw:text-style-name="P2" draw:layer="layout" svg:x1="12.351cm" svg:y1="17.975cm" svg:x2="14.979cm" svg:y2="17.975cm">
              <text:p/>
            </draw:line>
            <draw:line draw:style-name="gr3" draw:text-style-name="P2" draw:layer="layout" svg:x1="12.351cm" svg:y1="18.725cm" svg:x2="14.979cm" svg:y2="18.725cm">
              <text:p/>
            </draw:line>
            <draw:line draw:style-name="gr3" draw:text-style-name="P2" draw:layer="layout" svg:x1="12.351cm" svg:y1="19.475cm" svg:x2="14.979cm" svg:y2="19.475cm">
              <text:p/>
            </draw:line>
            <draw:custom-shape draw:style-name="gr4" draw:text-style-name="P1" draw:layer="layout" svg:width="0.657cm" svg:height="0.656cm" svg:x="12.539cm" svg:y="15.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11.9cm" svg:y="14.9cm" svg:viewBox="0 0 4130 6000" draw:points="0,6000 0,0 4130,0 4130,6000">
              <text:p/>
            </draw:polygon>
            <draw:line draw:style-name="gr3" draw:text-style-name="P2" draw:layer="layout" svg:x1="13.965cm" svg:y1="16.025cm" svg:x2="15.279cm" svg:y2="16.025cm">
              <text:p/>
            </draw:line>
            <draw:line draw:style-name="gr3" draw:text-style-name="P2" draw:layer="layout" svg:x1="12.651cm" svg:y1="16.775cm" svg:x2="15.279cm" svg:y2="16.775cm">
              <text:p/>
            </draw:line>
            <draw:line draw:style-name="gr3" draw:text-style-name="P2" draw:layer="layout" svg:x1="12.651cm" svg:y1="17.525cm" svg:x2="15.279cm" svg:y2="17.525cm">
              <text:p/>
            </draw:line>
            <draw:line draw:style-name="gr3" draw:text-style-name="P2" draw:layer="layout" svg:x1="12.651cm" svg:y1="18.275cm" svg:x2="15.279cm" svg:y2="18.275cm">
              <text:p/>
            </draw:line>
            <draw:line draw:style-name="gr3" draw:text-style-name="P2" draw:layer="layout" svg:x1="12.651cm" svg:y1="19.025cm" svg:x2="15.279cm" svg:y2="19.025cm">
              <text:p/>
            </draw:line>
            <draw:line draw:style-name="gr3" draw:text-style-name="P2" draw:layer="layout" svg:x1="12.651cm" svg:y1="19.775cm" svg:x2="15.279cm" svg:y2="19.775cm">
              <text:p/>
            </draw:line>
            <draw:custom-shape draw:style-name="gr4" draw:text-style-name="P1" draw:layer="layout" svg:width="0.657cm" svg:height="0.656cm" svg:x="12.839cm" svg:y="15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12.2cm" svg:y="15.2cm" svg:viewBox="0 0 4130 6000" draw:points="0,6000 0,0 4130,0 4130,6000">
              <text:p/>
            </draw:polygon>
            <draw:line draw:style-name="gr3" draw:text-style-name="P2" draw:layer="layout" svg:x1="14.265cm" svg:y1="16.325cm" svg:x2="15.579cm" svg:y2="16.325cm">
              <text:p/>
            </draw:line>
            <draw:line draw:style-name="gr3" draw:text-style-name="P2" draw:layer="layout" svg:x1="12.951cm" svg:y1="17.075cm" svg:x2="15.579cm" svg:y2="17.075cm">
              <text:p/>
            </draw:line>
            <draw:line draw:style-name="gr3" draw:text-style-name="P2" draw:layer="layout" svg:x1="12.951cm" svg:y1="17.825cm" svg:x2="15.579cm" svg:y2="17.825cm">
              <text:p/>
            </draw:line>
            <draw:line draw:style-name="gr3" draw:text-style-name="P2" draw:layer="layout" svg:x1="12.951cm" svg:y1="18.575cm" svg:x2="15.579cm" svg:y2="18.575cm">
              <text:p/>
            </draw:line>
            <draw:line draw:style-name="gr3" draw:text-style-name="P2" draw:layer="layout" svg:x1="12.951cm" svg:y1="19.325cm" svg:x2="15.579cm" svg:y2="19.325cm">
              <text:p/>
            </draw:line>
            <draw:line draw:style-name="gr3" draw:text-style-name="P2" draw:layer="layout" svg:x1="12.951cm" svg:y1="20.075cm" svg:x2="15.579cm" svg:y2="20.075cm">
              <text:p/>
            </draw:line>
            <draw:custom-shape draw:style-name="gr4" draw:text-style-name="P1" draw:layer="layout" svg:width="0.657cm" svg:height="0.656cm" svg:x="13.139cm" svg:y="15.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12.5cm" svg:y="15.5cm" svg:viewBox="0 0 4130 6000" draw:points="0,6000 0,0 4130,0 4130,6000">
              <text:p/>
            </draw:polygon>
            <draw:line draw:style-name="gr3" draw:text-style-name="P2" draw:layer="layout" svg:x1="14.565cm" svg:y1="16.625cm" svg:x2="15.879cm" svg:y2="16.625cm">
              <text:p/>
            </draw:line>
            <draw:line draw:style-name="gr3" draw:text-style-name="P2" draw:layer="layout" svg:x1="13.251cm" svg:y1="17.375cm" svg:x2="15.879cm" svg:y2="17.375cm">
              <text:p/>
            </draw:line>
            <draw:line draw:style-name="gr3" draw:text-style-name="P2" draw:layer="layout" svg:x1="13.251cm" svg:y1="18.125cm" svg:x2="15.879cm" svg:y2="18.125cm">
              <text:p/>
            </draw:line>
            <draw:line draw:style-name="gr3" draw:text-style-name="P2" draw:layer="layout" svg:x1="13.251cm" svg:y1="18.875cm" svg:x2="15.879cm" svg:y2="18.875cm">
              <text:p/>
            </draw:line>
            <draw:line draw:style-name="gr3" draw:text-style-name="P2" draw:layer="layout" svg:x1="13.251cm" svg:y1="19.625cm" svg:x2="15.879cm" svg:y2="19.625cm">
              <text:p/>
            </draw:line>
            <draw:line draw:style-name="gr3" draw:text-style-name="P2" draw:layer="layout" svg:x1="13.251cm" svg:y1="20.375cm" svg:x2="15.879cm" svg:y2="20.375cm">
              <text:p/>
            </draw:line>
            <draw:custom-shape draw:style-name="gr4" draw:text-style-name="P1" draw:layer="layout" svg:width="0.657cm" svg:height="0.656cm" svg:x="13.439cm" svg:y="16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12.8cm" svg:y="15.8cm" svg:viewBox="0 0 4130 6000" draw:points="0,6000 0,0 4130,0 4130,6000">
              <text:p/>
            </draw:polygon>
            <draw:line draw:style-name="gr3" draw:text-style-name="P2" draw:layer="layout" svg:x1="14.865cm" svg:y1="16.925cm" svg:x2="16.179cm" svg:y2="16.925cm">
              <text:p/>
            </draw:line>
            <draw:line draw:style-name="gr3" draw:text-style-name="P2" draw:layer="layout" svg:x1="13.551cm" svg:y1="17.675cm" svg:x2="16.179cm" svg:y2="17.675cm">
              <text:p/>
            </draw:line>
            <draw:line draw:style-name="gr3" draw:text-style-name="P2" draw:layer="layout" svg:x1="13.551cm" svg:y1="18.425cm" svg:x2="16.179cm" svg:y2="18.425cm">
              <text:p/>
            </draw:line>
            <draw:line draw:style-name="gr3" draw:text-style-name="P2" draw:layer="layout" svg:x1="13.551cm" svg:y1="19.175cm" svg:x2="16.179cm" svg:y2="19.175cm">
              <text:p/>
            </draw:line>
            <draw:line draw:style-name="gr3" draw:text-style-name="P2" draw:layer="layout" svg:x1="13.551cm" svg:y1="19.925cm" svg:x2="16.179cm" svg:y2="19.925cm">
              <text:p/>
            </draw:line>
            <draw:line draw:style-name="gr3" draw:text-style-name="P2" draw:layer="layout" svg:x1="13.551cm" svg:y1="20.675cm" svg:x2="16.179cm" svg:y2="20.675cm">
              <text:p/>
            </draw:line>
            <draw:custom-shape draw:style-name="gr4" draw:text-style-name="P1" draw:layer="layout" svg:width="0.657cm" svg:height="0.656cm" svg:x="13.739cm" svg:y="16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13.1cm" svg:y="16.1cm" svg:viewBox="0 0 4130 6000" draw:points="0,6000 0,0 4130,0 4130,6000">
              <text:p/>
            </draw:polygon>
            <draw:line draw:style-name="gr3" draw:text-style-name="P2" draw:layer="layout" svg:x1="15.165cm" svg:y1="17.225cm" svg:x2="16.479cm" svg:y2="17.225cm">
              <text:p/>
            </draw:line>
            <draw:line draw:style-name="gr3" draw:text-style-name="P2" draw:layer="layout" svg:x1="13.851cm" svg:y1="17.975cm" svg:x2="16.479cm" svg:y2="17.975cm">
              <text:p/>
            </draw:line>
            <draw:line draw:style-name="gr3" draw:text-style-name="P2" draw:layer="layout" svg:x1="13.851cm" svg:y1="18.725cm" svg:x2="16.479cm" svg:y2="18.725cm">
              <text:p/>
            </draw:line>
            <draw:line draw:style-name="gr3" draw:text-style-name="P2" draw:layer="layout" svg:x1="13.851cm" svg:y1="19.475cm" svg:x2="16.479cm" svg:y2="19.475cm">
              <text:p/>
            </draw:line>
            <draw:line draw:style-name="gr3" draw:text-style-name="P2" draw:layer="layout" svg:x1="13.851cm" svg:y1="20.225cm" svg:x2="16.479cm" svg:y2="20.225cm">
              <text:p/>
            </draw:line>
            <draw:line draw:style-name="gr3" draw:text-style-name="P2" draw:layer="layout" svg:x1="13.851cm" svg:y1="20.975cm" svg:x2="16.479cm" svg:y2="20.975cm">
              <text:p/>
            </draw:line>
            <draw:custom-shape draw:style-name="gr4" draw:text-style-name="P1" draw:layer="layout" svg:width="0.657cm" svg:height="0.656cm" svg:x="14.039cm" svg:y="16.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13.4cm" svg:y="16.4cm" svg:viewBox="0 0 4130 6000" draw:points="0,6000 0,0 4130,0 4130,6000">
              <text:p/>
            </draw:polygon>
            <draw:line draw:style-name="gr3" draw:text-style-name="P2" draw:layer="layout" svg:x1="15.465cm" svg:y1="17.525cm" svg:x2="16.779cm" svg:y2="17.525cm">
              <text:p/>
            </draw:line>
            <draw:line draw:style-name="gr3" draw:text-style-name="P2" draw:layer="layout" svg:x1="14.151cm" svg:y1="18.275cm" svg:x2="16.779cm" svg:y2="18.275cm">
              <text:p/>
            </draw:line>
            <draw:line draw:style-name="gr3" draw:text-style-name="P2" draw:layer="layout" svg:x1="14.151cm" svg:y1="19.025cm" svg:x2="16.779cm" svg:y2="19.025cm">
              <text:p/>
            </draw:line>
            <draw:line draw:style-name="gr3" draw:text-style-name="P2" draw:layer="layout" svg:x1="14.151cm" svg:y1="19.775cm" svg:x2="16.779cm" svg:y2="19.775cm">
              <text:p/>
            </draw:line>
            <draw:line draw:style-name="gr3" draw:text-style-name="P2" draw:layer="layout" svg:x1="14.151cm" svg:y1="20.525cm" svg:x2="16.779cm" svg:y2="20.525cm">
              <text:p/>
            </draw:line>
            <draw:line draw:style-name="gr3" draw:text-style-name="P2" draw:layer="layout" svg:x1="14.151cm" svg:y1="21.275cm" svg:x2="16.779cm" svg:y2="21.275cm">
              <text:p/>
            </draw:line>
            <draw:custom-shape draw:style-name="gr4" draw:text-style-name="P1" draw:layer="layout" svg:width="0.657cm" svg:height="0.656cm" svg:x="14.339cm" svg:y="17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13.7cm" svg:y="16.7cm" svg:viewBox="0 0 4130 6000" draw:points="0,6000 0,0 4130,0 4130,6000">
              <text:p/>
            </draw:polygon>
            <draw:line draw:style-name="gr3" draw:text-style-name="P2" draw:layer="layout" svg:x1="15.765cm" svg:y1="17.825cm" svg:x2="17.079cm" svg:y2="17.825cm">
              <text:p/>
            </draw:line>
            <draw:line draw:style-name="gr3" draw:text-style-name="P2" draw:layer="layout" svg:x1="14.451cm" svg:y1="18.575cm" svg:x2="17.079cm" svg:y2="18.575cm">
              <text:p/>
            </draw:line>
            <draw:line draw:style-name="gr3" draw:text-style-name="P2" draw:layer="layout" svg:x1="14.451cm" svg:y1="19.325cm" svg:x2="17.079cm" svg:y2="19.325cm">
              <text:p/>
            </draw:line>
            <draw:line draw:style-name="gr3" draw:text-style-name="P2" draw:layer="layout" svg:x1="14.451cm" svg:y1="20.075cm" svg:x2="17.079cm" svg:y2="20.075cm">
              <text:p/>
            </draw:line>
            <draw:line draw:style-name="gr3" draw:text-style-name="P2" draw:layer="layout" svg:x1="14.451cm" svg:y1="20.825cm" svg:x2="17.079cm" svg:y2="20.825cm">
              <text:p/>
            </draw:line>
            <draw:line draw:style-name="gr3" draw:text-style-name="P2" draw:layer="layout" svg:x1="14.451cm" svg:y1="21.575cm" svg:x2="17.079cm" svg:y2="21.575cm">
              <text:p/>
            </draw:line>
            <draw:custom-shape draw:style-name="gr4" draw:text-style-name="P1" draw:layer="layout" svg:width="0.657cm" svg:height="0.656cm" svg:x="14.639cm" svg:y="17.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14cm" svg:y="17cm" svg:viewBox="0 0 4130 6000" draw:points="0,6000 0,0 4130,0 4130,6000">
              <text:p/>
            </draw:polygon>
            <draw:line draw:style-name="gr3" draw:text-style-name="P2" draw:layer="layout" svg:x1="16.065cm" svg:y1="18.125cm" svg:x2="17.379cm" svg:y2="18.125cm">
              <text:p/>
            </draw:line>
            <draw:line draw:style-name="gr3" draw:text-style-name="P2" draw:layer="layout" svg:x1="14.751cm" svg:y1="18.875cm" svg:x2="17.379cm" svg:y2="18.875cm">
              <text:p/>
            </draw:line>
            <draw:line draw:style-name="gr3" draw:text-style-name="P2" draw:layer="layout" svg:x1="14.751cm" svg:y1="19.625cm" svg:x2="17.379cm" svg:y2="19.625cm">
              <text:p/>
            </draw:line>
            <draw:line draw:style-name="gr3" draw:text-style-name="P2" draw:layer="layout" svg:x1="14.751cm" svg:y1="20.375cm" svg:x2="17.379cm" svg:y2="20.375cm">
              <text:p/>
            </draw:line>
            <draw:line draw:style-name="gr3" draw:text-style-name="P2" draw:layer="layout" svg:x1="14.751cm" svg:y1="21.125cm" svg:x2="17.379cm" svg:y2="21.125cm">
              <text:p/>
            </draw:line>
            <draw:line draw:style-name="gr3" draw:text-style-name="P2" draw:layer="layout" svg:x1="14.751cm" svg:y1="21.875cm" svg:x2="17.379cm" svg:y2="21.875cm">
              <text:p/>
            </draw:line>
            <draw:custom-shape draw:style-name="gr4" draw:text-style-name="P1" draw:layer="layout" svg:width="0.657cm" svg:height="0.656cm" svg:x="14.939cm" svg:y="17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14.3cm" svg:y="17.3cm" svg:viewBox="0 0 4130 6000" draw:points="0,6000 0,0 4130,0 4130,6000">
              <text:p/>
            </draw:polygon>
            <draw:line draw:style-name="gr3" draw:text-style-name="P2" draw:layer="layout" svg:x1="16.365cm" svg:y1="18.425cm" svg:x2="17.679cm" svg:y2="18.425cm">
              <text:p/>
            </draw:line>
            <draw:line draw:style-name="gr3" draw:text-style-name="P2" draw:layer="layout" svg:x1="15.051cm" svg:y1="19.175cm" svg:x2="17.679cm" svg:y2="19.175cm">
              <text:p/>
            </draw:line>
            <draw:line draw:style-name="gr3" draw:text-style-name="P2" draw:layer="layout" svg:x1="15.051cm" svg:y1="19.925cm" svg:x2="17.679cm" svg:y2="19.925cm">
              <text:p/>
            </draw:line>
            <draw:line draw:style-name="gr3" draw:text-style-name="P2" draw:layer="layout" svg:x1="15.051cm" svg:y1="20.675cm" svg:x2="17.679cm" svg:y2="20.675cm">
              <text:p/>
            </draw:line>
            <draw:line draw:style-name="gr3" draw:text-style-name="P2" draw:layer="layout" svg:x1="15.051cm" svg:y1="21.425cm" svg:x2="17.679cm" svg:y2="21.425cm">
              <text:p/>
            </draw:line>
            <draw:line draw:style-name="gr3" draw:text-style-name="P2" draw:layer="layout" svg:x1="15.051cm" svg:y1="22.175cm" svg:x2="17.679cm" svg:y2="22.175cm">
              <text:p/>
            </draw:line>
            <draw:custom-shape draw:style-name="gr4" draw:text-style-name="P1" draw:layer="layout" svg:width="0.657cm" svg:height="0.656cm" svg:x="15.239cm" svg:y="18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14.6cm" svg:y="17.6cm" svg:viewBox="0 0 4130 6000" draw:points="0,6000 0,0 4130,0 4130,6000">
              <text:p/>
            </draw:polygon>
            <draw:line draw:style-name="gr3" draw:text-style-name="P2" draw:layer="layout" svg:x1="16.665cm" svg:y1="18.725cm" svg:x2="17.979cm" svg:y2="18.725cm">
              <text:p/>
            </draw:line>
            <draw:line draw:style-name="gr3" draw:text-style-name="P2" draw:layer="layout" svg:x1="15.351cm" svg:y1="19.475cm" svg:x2="17.979cm" svg:y2="19.475cm">
              <text:p/>
            </draw:line>
            <draw:line draw:style-name="gr3" draw:text-style-name="P2" draw:layer="layout" svg:x1="15.351cm" svg:y1="20.225cm" svg:x2="17.979cm" svg:y2="20.225cm">
              <text:p/>
            </draw:line>
            <draw:line draw:style-name="gr3" draw:text-style-name="P2" draw:layer="layout" svg:x1="15.351cm" svg:y1="20.975cm" svg:x2="17.979cm" svg:y2="20.975cm">
              <text:p/>
            </draw:line>
            <draw:line draw:style-name="gr3" draw:text-style-name="P2" draw:layer="layout" svg:x1="15.351cm" svg:y1="21.725cm" svg:x2="17.979cm" svg:y2="21.725cm">
              <text:p/>
            </draw:line>
            <draw:line draw:style-name="gr3" draw:text-style-name="P2" draw:layer="layout" svg:x1="15.351cm" svg:y1="22.475cm" svg:x2="17.979cm" svg:y2="22.475cm">
              <text:p/>
            </draw:line>
            <draw:custom-shape draw:style-name="gr4" draw:text-style-name="P1" draw:layer="layout" svg:width="0.657cm" svg:height="0.656cm" svg:x="15.539cm" svg:y="18.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polygon draw:style-name="gr2" draw:text-style-name="P1" draw:layer="layout" svg:width="4.129cm" svg:height="5.999cm" svg:x="14.9cm" svg:y="17.9cm" svg:viewBox="0 0 4130 6000" draw:points="0,6000 0,0 4130,0 4130,6000">
              <text:p/>
            </draw:polygon>
            <draw:line draw:style-name="gr3" draw:text-style-name="P2" draw:layer="layout" svg:x1="16.965cm" svg:y1="19.025cm" svg:x2="18.279cm" svg:y2="19.025cm">
              <text:p/>
            </draw:line>
            <draw:line draw:style-name="gr3" draw:text-style-name="P2" draw:layer="layout" svg:x1="15.651cm" svg:y1="19.775cm" svg:x2="18.279cm" svg:y2="19.775cm">
              <text:p/>
            </draw:line>
            <draw:line draw:style-name="gr3" draw:text-style-name="P2" draw:layer="layout" svg:x1="15.651cm" svg:y1="20.525cm" svg:x2="18.279cm" svg:y2="20.525cm">
              <text:p/>
            </draw:line>
            <draw:line draw:style-name="gr3" draw:text-style-name="P2" draw:layer="layout" svg:x1="15.651cm" svg:y1="21.275cm" svg:x2="18.279cm" svg:y2="21.275cm">
              <text:p/>
            </draw:line>
            <draw:line draw:style-name="gr3" draw:text-style-name="P2" draw:layer="layout" svg:x1="15.651cm" svg:y1="22.025cm" svg:x2="18.279cm" svg:y2="22.025cm">
              <text:p/>
            </draw:line>
            <draw:line draw:style-name="gr3" draw:text-style-name="P2" draw:layer="layout" svg:x1="15.651cm" svg:y1="22.775cm" svg:x2="18.279cm" svg:y2="22.775cm">
              <text:p/>
            </draw:line>
            <draw:custom-shape draw:style-name="gr4" draw:text-style-name="P1" draw:layer="layout" svg:width="0.657cm" svg:height="0.656cm" svg:x="15.839cm" svg:y="18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1-21T12:46:23.700000000</dc:date>
    <meta:editing-duration>PT5H9M17S</meta:editing-duration>
    <meta:editing-cycles>14</meta:editing-cycles>
    <meta:generator>LibreOffice/24.2.4.2$Windows_X86_64 LibreOffice_project/51a6219feb6075d9a4c46691dcfe0cd9c4fff3c2</meta:generator>
    <meta:document-statistic meta:object-count="397"/>
  </office:meta>
</office:document-meta>
</file>